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7-10" calcext:value-type="date">
            <text:p>10/07/2025</text:p>
          </table:table-cell>
          <table:table-cell table:style-name="ce78" table:formula="of:=[.C12]-[.F1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13]-[.F1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9-08" calcext:value-type="date">
            <text:p>08/09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4])" office:value-type="float" office:value="0" calcext:value-type="float">
            <text:p>-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32:05.333705600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32:05.339890200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32:05.348471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17T09:32:19.826808500</dc:date>
    <meta:print-date>2014-03-31T11:38:55.658630431</meta:print-date>
    <dc:language>pt-PT</dc:language>
    <meta:editing-cycles>527</meta:editing-cycles>
    <meta:editing-duration>P2DT13H24M19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